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shapes>
          <draw:frame draw:z-index="0" draw:style-name="gr1" draw:text-style-name="P1" svg:width="23.615cm" svg:height="13.792cm" svg:x="7.451cm" svg:y="25.988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45cm" svg:height="13.561cm" svg:x="6.571cm" svg:y="48.062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.615cm" svg:height="13.827cm" svg:x="7.532cm" svg:y="74.571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.34cm" svg:height="13.774cm" svg:x="4.022cm" svg:y="5.411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[PAPI_STL_ICY] Cycles with no instruction issue</text:p>
            <text:p/>
          </table:table-cell>
          <table:table-cell office:value-type="string">
            <text:p>mm1.c</text:p>
          </table:table-cell>
          <table:table-cell office:value-type="string">
            <text:p>mm2.c</text:p>
          </table:table-cell>
          <table:table-cell office:value-type="string">
            <text:p>mm3.c</text:p>
          </table:table-cell>
          <table:table-cell office:value-type="string">
            <text:p>mm4.c</text:p>
          </table:table-cell>
          <table:table-cell office:value-type="string">
            <text:p>mm5.c</text:p>
          </table:table-cell>
          <table:table-cell office:value-type="string">
            <text:p>mm5a.c</text:p>
          </table:table-cell>
          <table:table-cell office:value-type="string">
            <text:p>mm5b.c</text:p>
          </table:table-cell>
          <table:table-cell office:value-type="string">
            <text:p>mm6.c</text:p>
          </table:table-cell>
          <table:table-cell office:value-type="string">
            <text:p>mm7.c</text:p>
          </table:table-cell>
          <table:table-cell office:value-type="string">
            <text:p>mm8.c</text:p>
          </table:table-cell>
          <table:table-cell office:value-type="string">
            <text:p>mm9.c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74210">
            <text:p>574210</text:p>
          </table:table-cell>
          <table:table-cell office:value-type="float" office:value="571441">
            <text:p>571441</text:p>
          </table:table-cell>
          <table:table-cell office:value-type="float" office:value="582344">
            <text:p>582344</text:p>
          </table:table-cell>
          <table:table-cell office:value-type="float" office:value="570533">
            <text:p>570533</text:p>
          </table:table-cell>
          <table:table-cell office:value-type="float" office:value="235194">
            <text:p>235194</text:p>
          </table:table-cell>
          <table:table-cell office:value-type="float" office:value="181234">
            <text:p>181234</text:p>
          </table:table-cell>
          <table:table-cell office:value-type="float" office:value="141195">
            <text:p>141195</text:p>
          </table:table-cell>
          <table:table-cell office:value-type="float" office:value="312245">
            <text:p>312245</text:p>
          </table:table-cell>
          <table:table-cell office:value-type="float" office:value="994222">
            <text:p>994222</text:p>
          </table:table-cell>
          <table:table-cell office:value-type="float" office:value="541956">
            <text:p>541956</text:p>
          </table:table-cell>
          <table:table-cell office:value-type="float" office:value="835781">
            <text:p>835781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20136">
            <text:p>720136</text:p>
          </table:table-cell>
          <table:table-cell office:value-type="float" office:value="676123">
            <text:p>676123</text:p>
          </table:table-cell>
          <table:table-cell office:value-type="float" office:value="709557">
            <text:p>709557</text:p>
          </table:table-cell>
          <table:table-cell office:value-type="float" office:value="625824">
            <text:p>625824</text:p>
          </table:table-cell>
          <table:table-cell office:value-type="float" office:value="1114285">
            <text:p>1114285</text:p>
          </table:table-cell>
          <table:table-cell office:value-type="float" office:value="815234">
            <text:p>815234</text:p>
          </table:table-cell>
          <table:table-cell office:value-type="float" office:value="1819988">
            <text:p>1819988</text:p>
          </table:table-cell>
          <table:table-cell office:value-type="float" office:value="885442">
            <text:p>885442</text:p>
          </table:table-cell>
          <table:table-cell office:value-type="float" office:value="2413430">
            <text:p>2413430</text:p>
          </table:table-cell>
          <table:table-cell office:value-type="float" office:value="305704">
            <text:p>305704</text:p>
          </table:table-cell>
          <table:table-cell office:value-type="float" office:value="754279">
            <text:p>754279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087695">
            <text:p>1087695</text:p>
          </table:table-cell>
          <table:table-cell office:value-type="float" office:value="1460174">
            <text:p>1460174</text:p>
          </table:table-cell>
          <table:table-cell office:value-type="float" office:value="1041105">
            <text:p>1041105</text:p>
          </table:table-cell>
          <table:table-cell office:value-type="float" office:value="1003133">
            <text:p>1003133</text:p>
          </table:table-cell>
          <table:table-cell office:value-type="float" office:value="1098344">
            <text:p>1098344</text:p>
          </table:table-cell>
          <table:table-cell office:value-type="float" office:value="1564567">
            <text:p>1564567</text:p>
          </table:table-cell>
          <table:table-cell office:value-type="float" office:value="2036835">
            <text:p>2036835</text:p>
          </table:table-cell>
          <table:table-cell office:value-type="float" office:value="142759">
            <text:p>142759</text:p>
          </table:table-cell>
          <table:table-cell office:value-type="float" office:value="3124546">
            <text:p>3124546</text:p>
          </table:table-cell>
          <table:table-cell office:value-type="float" office:value="452974">
            <text:p>452974</text:p>
          </table:table-cell>
          <table:table-cell office:value-type="float" office:value="752983">
            <text:p>752983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198523">
            <text:p>10198523</text:p>
          </table:table-cell>
          <table:table-cell office:value-type="float" office:value="3819984">
            <text:p>3819984</text:p>
          </table:table-cell>
          <table:table-cell office:value-type="float" office:value="9214520">
            <text:p>9214520</text:p>
          </table:table-cell>
          <table:table-cell office:value-type="float" office:value="10098453">
            <text:p>10098453</text:p>
          </table:table-cell>
          <table:table-cell office:value-type="float" office:value="2411039">
            <text:p>2411039</text:p>
          </table:table-cell>
          <table:table-cell office:value-type="float" office:value="12823016">
            <text:p>12823016</text:p>
          </table:table-cell>
          <table:table-cell office:value-type="float" office:value="5592037">
            <text:p>5592037</text:p>
          </table:table-cell>
          <table:table-cell office:value-type="float" office:value="3411043">
            <text:p>3411043</text:p>
          </table:table-cell>
          <table:table-cell office:value-type="float" office:value="6911964">
            <text:p>6911964</text:p>
          </table:table-cell>
          <table:table-cell office:value-type="float" office:value="16026403">
            <text:p>16026403</text:p>
          </table:table-cell>
          <table:table-cell office:value-type="float" office:value="1624396">
            <text:p>1624396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991231">
            <text:p>4991231</text:p>
          </table:table-cell>
          <table:table-cell office:value-type="float" office:value="4877524">
            <text:p>4877524</text:p>
          </table:table-cell>
          <table:table-cell office:value-type="float" office:value="6068923">
            <text:p>6068923</text:p>
          </table:table-cell>
          <table:table-cell office:value-type="float" office:value="6698234">
            <text:p>6698234</text:p>
          </table:table-cell>
          <table:table-cell office:value-type="float" office:value="4700832">
            <text:p>4700832</text:p>
          </table:table-cell>
          <table:table-cell office:value-type="float" office:value="6811429">
            <text:p>6811429</text:p>
          </table:table-cell>
          <table:table-cell office:value-type="float" office:value="6619285">
            <text:p>6619285</text:p>
          </table:table-cell>
          <table:table-cell office:value-type="float" office:value="6392754">
            <text:p>6392754</text:p>
          </table:table-cell>
          <table:table-cell office:value-type="float" office:value="12927543">
            <text:p>12927543</text:p>
          </table:table-cell>
          <table:table-cell office:value-type="float" office:value="8986203">
            <text:p>8986203</text:p>
          </table:table-cell>
          <table:table-cell office:value-type="float" office:value="241298">
            <text:p>241298</text:p>
          </table:table-cell>
          <table:table-cell/>
        </table:table-row>
        <table:table-row table:style-name="ro1" table:number-rows-repeated="39">
          <table:table-cell table:number-columns-repeated="13"/>
        </table:table-row>
        <table:table-row table:style-name="ro1">
          <table:table-cell office:value-type="string">
            <text:p>[PAPI_L2_TCM] Level 2 cache misses</text:p>
          </table:table-cell>
          <table:table-cell office:value-type="string">
            <text:p>mm1.c</text:p>
          </table:table-cell>
          <table:table-cell office:value-type="string">
            <text:p>mm2.c</text:p>
          </table:table-cell>
          <table:table-cell office:value-type="string">
            <text:p>mm3.c</text:p>
          </table:table-cell>
          <table:table-cell office:value-type="string">
            <text:p>mm4.c</text:p>
          </table:table-cell>
          <table:table-cell office:value-type="string">
            <text:p>mm5.c</text:p>
          </table:table-cell>
          <table:table-cell office:value-type="string">
            <text:p>mm5a.c</text:p>
          </table:table-cell>
          <table:table-cell office:value-type="string">
            <text:p>mm5b.c</text:p>
          </table:table-cell>
          <table:table-cell office:value-type="string">
            <text:p>mm6.c</text:p>
          </table:table-cell>
          <table:table-cell office:value-type="string">
            <text:p>mm7.c</text:p>
          </table:table-cell>
          <table:table-cell office:value-type="string">
            <text:p>mm8.c</text:p>
          </table:table-cell>
          <table:table-cell office:value-type="string">
            <text:p>mm9.c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2252961">
            <text:p>12252961</text:p>
          </table:table-cell>
          <table:table-cell office:value-type="float" office:value="14125934">
            <text:p>14125934</text:p>
          </table:table-cell>
          <table:table-cell office:value-type="float" office:value="13582752">
            <text:p>13582752</text:p>
          </table:table-cell>
          <table:table-cell office:value-type="float" office:value="4423165">
            <text:p>4423165</text:p>
          </table:table-cell>
          <table:table-cell office:value-type="float" office:value="24158275">
            <text:p>24158275</text:p>
          </table:table-cell>
          <table:table-cell office:value-type="float" office:value="15995523">
            <text:p>15995523</text:p>
          </table:table-cell>
          <table:table-cell office:value-type="float" office:value="31957284">
            <text:p>31957284</text:p>
          </table:table-cell>
          <table:table-cell office:value-type="float" office:value="36195827">
            <text:p>36195827</text:p>
          </table:table-cell>
          <table:table-cell office:value-type="float" office:value="4111756">
            <text:p>4111756</text:p>
          </table:table-cell>
          <table:table-cell office:value-type="float" office:value="4195647">
            <text:p>4195647</text:p>
          </table:table-cell>
          <table:table-cell office:value-type="float" office:value="4111452">
            <text:p>4111452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09746241">
            <text:p>109746241</text:p>
          </table:table-cell>
          <table:table-cell office:value-type="float" office:value="95982053">
            <text:p>95982053</text:p>
          </table:table-cell>
          <table:table-cell office:value-type="float" office:value="91105729">
            <text:p>91105729</text:p>
          </table:table-cell>
          <table:table-cell office:value-type="float" office:value="94098613">
            <text:p>94098613</text:p>
          </table:table-cell>
          <table:table-cell office:value-type="float" office:value="81958275">
            <text:p>81958275</text:p>
          </table:table-cell>
          <table:table-cell office:value-type="float" office:value="89130495">
            <text:p>89130495</text:p>
          </table:table-cell>
          <table:table-cell office:value-type="float" office:value="88102953">
            <text:p>88102953</text:p>
          </table:table-cell>
          <table:table-cell office:value-type="float" office:value="7129506">
            <text:p>7129506</text:p>
          </table:table-cell>
          <table:table-cell office:value-type="float" office:value="7129577">
            <text:p>7129577</text:p>
          </table:table-cell>
          <table:table-cell office:value-type="float" office:value="7119775">
            <text:p>7119775</text:p>
          </table:table-cell>
          <table:table-cell office:value-type="float" office:value="7212897">
            <text:p>721289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66957483">
            <text:p>66957483</text:p>
          </table:table-cell>
          <table:table-cell office:value-type="float" office:value="68628473">
            <text:p>68628473</text:p>
          </table:table-cell>
          <table:table-cell office:value-type="float" office:value="78195028">
            <text:p>78195028</text:p>
          </table:table-cell>
          <table:table-cell office:value-type="float" office:value="75124926">
            <text:p>75124926</text:p>
          </table:table-cell>
          <table:table-cell office:value-type="float" office:value="72309583">
            <text:p>72309583</text:p>
          </table:table-cell>
          <table:table-cell office:value-type="float" office:value="63195836">
            <text:p>63195836</text:p>
          </table:table-cell>
          <table:table-cell office:value-type="float" office:value="36195728">
            <text:p>36195728</text:p>
          </table:table-cell>
          <table:table-cell office:value-type="float" office:value="11185936">
            <text:p>11185936</text:p>
          </table:table-cell>
          <table:table-cell office:value-type="float" office:value="11229560">
            <text:p>11229560</text:p>
          </table:table-cell>
          <table:table-cell office:value-type="float" office:value="11542730">
            <text:p>11542730</text:p>
          </table:table-cell>
          <table:table-cell office:value-type="float" office:value="11105726">
            <text:p>11105726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9884710">
            <text:p>259884710</text:p>
          </table:table-cell>
          <table:table-cell office:value-type="float" office:value="221859402">
            <text:p>221859402</text:p>
          </table:table-cell>
          <table:table-cell office:value-type="float" office:value="221966024">
            <text:p>221966024</text:p>
          </table:table-cell>
          <table:table-cell office:value-type="float" office:value="225718243">
            <text:p>225718243</text:p>
          </table:table-cell>
          <table:table-cell office:value-type="float" office:value="201928573">
            <text:p>201928573</text:p>
          </table:table-cell>
          <table:table-cell office:value-type="float" office:value="21983509">
            <text:p>21983509</text:p>
          </table:table-cell>
          <table:table-cell office:value-type="float" office:value="192957284">
            <text:p>192957284</text:p>
          </table:table-cell>
          <table:table-cell office:value-type="float" office:value="17238544">
            <text:p>17238544</text:p>
          </table:table-cell>
          <table:table-cell office:value-type="float" office:value="17238490">
            <text:p>17238490</text:p>
          </table:table-cell>
          <table:table-cell office:value-type="float" office:value="17103956">
            <text:p>17103956</text:p>
          </table:table-cell>
          <table:table-cell office:value-type="float" office:value="18198247">
            <text:p>18198247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259805238">
            <text:p>259805238</text:p>
          </table:table-cell>
          <table:table-cell office:value-type="float" office:value="229962331">
            <text:p>229962331</text:p>
          </table:table-cell>
          <table:table-cell office:value-type="float" office:value="201102775">
            <text:p>201102775</text:p>
          </table:table-cell>
          <table:table-cell office:value-type="float" office:value="221104926">
            <text:p>221104926</text:p>
          </table:table-cell>
          <table:table-cell office:value-type="float" office:value="192109583">
            <text:p>192109583</text:p>
          </table:table-cell>
          <table:table-cell office:value-type="float" office:value="191144950">
            <text:p>191144950</text:p>
          </table:table-cell>
          <table:table-cell office:value-type="float" office:value="220195738">
            <text:p>220195738</text:p>
          </table:table-cell>
          <table:table-cell office:value-type="float" office:value="25295748">
            <text:p>25295748</text:p>
          </table:table-cell>
          <table:table-cell office:value-type="float" office:value="24235108">
            <text:p>24235108</text:p>
          </table:table-cell>
          <table:table-cell office:value-type="float" office:value="24123056">
            <text:p>24123056</text:p>
          </table:table-cell>
          <table:table-cell office:value-type="float" office:value="24229504">
            <text:p>24229504</text:p>
          </table:table-cell>
          <table:table-cell/>
        </table:table-row>
        <table:table-row table:style-name="ro1" table:number-rows-repeated="38">
          <table:table-cell table:number-columns-repeated="13"/>
        </table:table-row>
        <table:table-row table:style-name="ro3">
          <table:table-cell office:value-type="string">
            <text:p>[PAPI_L3_TCM] Level 3 cache misses</text:p>
          </table:table-cell>
          <table:table-cell office:value-type="string">
            <text:p>mm1.c</text:p>
          </table:table-cell>
          <table:table-cell office:value-type="string">
            <text:p>mm2.c</text:p>
          </table:table-cell>
          <table:table-cell office:value-type="string">
            <text:p>mm3.c</text:p>
          </table:table-cell>
          <table:table-cell office:value-type="string">
            <text:p>mm4.c</text:p>
          </table:table-cell>
          <table:table-cell office:value-type="string">
            <text:p>mm5.c</text:p>
          </table:table-cell>
          <table:table-cell office:value-type="string">
            <text:p>mm5a.c</text:p>
          </table:table-cell>
          <table:table-cell office:value-type="string">
            <text:p>mm5b.c</text:p>
          </table:table-cell>
          <table:table-cell office:value-type="string">
            <text:p>mm6.c</text:p>
          </table:table-cell>
          <table:table-cell office:value-type="string">
            <text:p>mm7.c</text:p>
          </table:table-cell>
          <table:table-cell office:value-type="string">
            <text:p>mm8.c</text:p>
          </table:table-cell>
          <table:table-cell office:value-type="string">
            <text:p>mm9.c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6243">
            <text:p>56243</text:p>
          </table:table-cell>
          <table:table-cell office:value-type="float" office:value="46284">
            <text:p>46284</text:p>
          </table:table-cell>
          <table:table-cell office:value-type="float" office:value="42859">
            <text:p>42859</text:p>
          </table:table-cell>
          <table:table-cell office:value-type="float" office:value="38745">
            <text:p>38745</text:p>
          </table:table-cell>
          <table:table-cell office:value-type="float" office:value="44658">
            <text:p>44658</text:p>
          </table:table-cell>
          <table:table-cell office:value-type="float" office:value="41289">
            <text:p>41289</text:p>
          </table:table-cell>
          <table:table-cell office:value-type="float" office:value="57640">
            <text:p>57640</text:p>
          </table:table-cell>
          <table:table-cell office:value-type="float" office:value="58764">
            <text:p>58764</text:p>
          </table:table-cell>
          <table:table-cell office:value-type="float" office:value="47625">
            <text:p>47625</text:p>
          </table:table-cell>
          <table:table-cell office:value-type="float" office:value="79859">
            <text:p>79859</text:p>
          </table:table-cell>
          <table:table-cell office:value-type="float" office:value="621029">
            <text:p>621029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62947">
            <text:p>62947</text:p>
          </table:table-cell>
          <table:table-cell office:value-type="float" office:value="23859">
            <text:p>23859</text:p>
          </table:table-cell>
          <table:table-cell office:value-type="float" office:value="33940">
            <text:p>33940</text:p>
          </table:table-cell>
          <table:table-cell office:value-type="float" office:value="13758">
            <text:p>13758</text:p>
          </table:table-cell>
          <table:table-cell office:value-type="float" office:value="31998">
            <text:p>31998</text:p>
          </table:table-cell>
          <table:table-cell office:value-type="float" office:value="31657">
            <text:p>31657</text:p>
          </table:table-cell>
          <table:table-cell office:value-type="float" office:value="252835">
            <text:p>252835</text:p>
          </table:table-cell>
          <table:table-cell office:value-type="float" office:value="145987">
            <text:p>145987</text:p>
          </table:table-cell>
          <table:table-cell office:value-type="float" office:value="111109">
            <text:p>111109</text:p>
          </table:table-cell>
          <table:table-cell office:value-type="float" office:value="24029">
            <text:p>24029</text:p>
          </table:table-cell>
          <table:table-cell office:value-type="float" office:value="618593">
            <text:p>618593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52957">
            <text:p>152957</text:p>
          </table:table-cell>
          <table:table-cell office:value-type="float" office:value="199487">
            <text:p>199487</text:p>
          </table:table-cell>
          <table:table-cell office:value-type="float" office:value="83859">
            <text:p>83859</text:p>
          </table:table-cell>
          <table:table-cell office:value-type="float" office:value="81859">
            <text:p>81859</text:p>
          </table:table-cell>
          <table:table-cell office:value-type="float" office:value="31926">
            <text:p>31926</text:p>
          </table:table-cell>
          <table:table-cell office:value-type="float" office:value="662543">
            <text:p>662543</text:p>
          </table:table-cell>
          <table:table-cell office:value-type="float" office:value="2010927">
            <text:p>2010927</text:p>
          </table:table-cell>
          <table:table-cell office:value-type="float" office:value="1614029">
            <text:p>1614029</text:p>
          </table:table-cell>
          <table:table-cell office:value-type="float" office:value="313402">
            <text:p>313402</text:p>
          </table:table-cell>
          <table:table-cell office:value-type="float" office:value="151829">
            <text:p>151829</text:p>
          </table:table-cell>
          <table:table-cell office:value-type="float" office:value="41120">
            <text:p>41120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1927564">
            <text:p>21927564</text:p>
          </table:table-cell>
          <table:table-cell office:value-type="float" office:value="4613859">
            <text:p>4613859</text:p>
          </table:table-cell>
          <table:table-cell office:value-type="float" office:value="13185924">
            <text:p>13185924</text:p>
          </table:table-cell>
          <table:table-cell office:value-type="float" office:value="22193856">
            <text:p>22193856</text:p>
          </table:table-cell>
          <table:table-cell office:value-type="float" office:value="8435900">
            <text:p>8435900</text:p>
          </table:table-cell>
          <table:table-cell office:value-type="float" office:value="15286059">
            <text:p>15286059</text:p>
          </table:table-cell>
          <table:table-cell office:value-type="float" office:value="57175824">
            <text:p>57175824</text:p>
          </table:table-cell>
          <table:table-cell office:value-type="float" office:value="6927584">
            <text:p>6927584</text:p>
          </table:table-cell>
          <table:table-cell office:value-type="float" office:value="1717590">
            <text:p>1717590</text:p>
          </table:table-cell>
          <table:table-cell office:value-type="float" office:value="1375849">
            <text:p>1375849</text:p>
          </table:table-cell>
          <table:table-cell office:value-type="float" office:value="1065820">
            <text:p>1065820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6927465">
            <text:p>6927465</text:p>
          </table:table-cell>
          <table:table-cell office:value-type="float" office:value="16398574">
            <text:p>16398574</text:p>
          </table:table-cell>
          <table:table-cell office:value-type="float" office:value="16235687">
            <text:p>16235687</text:p>
          </table:table-cell>
          <table:table-cell office:value-type="float" office:value="8010975">
            <text:p>8010975</text:p>
          </table:table-cell>
          <table:table-cell office:value-type="float" office:value="5781145">
            <text:p>5781145</text:p>
          </table:table-cell>
          <table:table-cell office:value-type="float" office:value="6411524">
            <text:p>6411524</text:p>
          </table:table-cell>
          <table:table-cell office:value-type="float" office:value="11190688">
            <text:p>11190688</text:p>
          </table:table-cell>
          <table:table-cell office:value-type="float" office:value="12197582">
            <text:p>12197582</text:p>
          </table:table-cell>
          <table:table-cell office:value-type="float" office:value="4711492">
            <text:p>4711492</text:p>
          </table:table-cell>
          <table:table-cell office:value-type="float" office:value="5388502">
            <text:p>5388502</text:p>
          </table:table-cell>
          <table:table-cell office:value-type="float" office:value="2415295">
            <text:p>2415295</text:p>
          </table:table-cell>
          <table:table-cell/>
        </table:table-row>
        <table:table-row table:style-name="ro1" table:number-rows-repeated="53">
          <table:table-cell table:number-columns-repeated="13"/>
        </table:table-row>
        <table:table-row table:style-name="ro4">
          <table:table-cell office:value-type="string">
            <text:p>[PAPI_L1_DCM] Level 1 data cache misses</text:p>
            <text:p/>
          </table:table-cell>
          <table:table-cell office:value-type="string">
            <text:p>mm1.c</text:p>
          </table:table-cell>
          <table:table-cell office:value-type="string">
            <text:p>mm2.c</text:p>
          </table:table-cell>
          <table:table-cell office:value-type="string">
            <text:p>mm3.c</text:p>
          </table:table-cell>
          <table:table-cell office:value-type="string">
            <text:p>mm4.c</text:p>
          </table:table-cell>
          <table:table-cell office:value-type="string">
            <text:p>mm5.c</text:p>
          </table:table-cell>
          <table:table-cell office:value-type="string">
            <text:p>mm5a.c</text:p>
          </table:table-cell>
          <table:table-cell office:value-type="string">
            <text:p>mm5b.c</text:p>
          </table:table-cell>
          <table:table-cell office:value-type="string">
            <text:p>mm6.c</text:p>
          </table:table-cell>
          <table:table-cell office:value-type="string">
            <text:p>mm7.c</text:p>
          </table:table-cell>
          <table:table-cell office:value-type="string">
            <text:p>mm8.c</text:p>
          </table:table-cell>
          <table:table-cell office:value-type="string">
            <text:p>mm9.c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3175829">
            <text:p>33175829</text:p>
          </table:table-cell>
          <table:table-cell office:value-type="float" office:value="33885960">
            <text:p>33885960</text:p>
          </table:table-cell>
          <table:table-cell office:value-type="float" office:value="33184523">
            <text:p>33184523</text:p>
          </table:table-cell>
          <table:table-cell office:value-type="float" office:value="332465029">
            <text:p>332465029</text:p>
          </table:table-cell>
          <table:table-cell office:value-type="float" office:value="332859603">
            <text:p>332859603</text:p>
          </table:table-cell>
          <table:table-cell office:value-type="float" office:value="33293065">
            <text:p>33293065</text:p>
          </table:table-cell>
          <table:table-cell office:value-type="float" office:value="33274856">
            <text:p>33274856</text:p>
          </table:table-cell>
          <table:table-cell office:value-type="float" office:value="41118295">
            <text:p>41118295</text:p>
          </table:table-cell>
          <table:table-cell office:value-type="float" office:value="4203956">
            <text:p>4203956</text:p>
          </table:table-cell>
          <table:table-cell office:value-type="float" office:value="4111029">
            <text:p>4111029</text:p>
          </table:table-cell>
          <table:table-cell office:value-type="float" office:value="4511254">
            <text:p>4511254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57182956">
            <text:p>57182956</text:p>
          </table:table-cell>
          <table:table-cell office:value-type="float" office:value="57175564">
            <text:p>57175564</text:p>
          </table:table-cell>
          <table:table-cell office:value-type="float" office:value="57110957">
            <text:p>57110957</text:p>
          </table:table-cell>
          <table:table-cell office:value-type="float" office:value="57172443">
            <text:p>57172443</text:p>
          </table:table-cell>
          <table:table-cell office:value-type="float" office:value="57283950">
            <text:p>57283950</text:p>
          </table:table-cell>
          <table:table-cell office:value-type="float" office:value="57182958">
            <text:p>57182958</text:p>
          </table:table-cell>
          <table:table-cell office:value-type="float" office:value="57110295">
            <text:p>57110295</text:p>
          </table:table-cell>
          <table:table-cell office:value-type="float" office:value="70582739">
            <text:p>70582739</text:p>
          </table:table-cell>
          <table:table-cell office:value-type="float" office:value="7111920">
            <text:p>7111920</text:p>
          </table:table-cell>
          <table:table-cell office:value-type="float" office:value="7322839">
            <text:p>7322839</text:p>
          </table:table-cell>
          <table:table-cell office:value-type="float" office:value="7922395">
            <text:p>7922395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91114099">
            <text:p>91114099</text:p>
          </table:table-cell>
          <table:table-cell office:value-type="float" office:value="91095768">
            <text:p>91095768</text:p>
          </table:table-cell>
          <table:table-cell office:value-type="float" office:value="91127544">
            <text:p>91127544</text:p>
          </table:table-cell>
          <table:table-cell office:value-type="float" office:value="91296057">
            <text:p>91296057</text:p>
          </table:table-cell>
          <table:table-cell office:value-type="float" office:value="91119203">
            <text:p>91119203</text:p>
          </table:table-cell>
          <table:table-cell office:value-type="float" office:value="91182746">
            <text:p>91182746</text:p>
          </table:table-cell>
          <table:table-cell office:value-type="float" office:value="91284095">
            <text:p>91284095</text:p>
          </table:table-cell>
          <table:table-cell office:value-type="float" office:value="11119284">
            <text:p>11119284</text:p>
          </table:table-cell>
          <table:table-cell office:value-type="float" office:value="11112956">
            <text:p>11112956</text:p>
          </table:table-cell>
          <table:table-cell office:value-type="float" office:value="12039775">
            <text:p>12039775</text:p>
          </table:table-cell>
          <table:table-cell office:value-type="float" office:value="12336059">
            <text:p>1233605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30899576">
            <text:p>130899576</text:p>
          </table:table-cell>
          <table:table-cell office:value-type="float" office:value="131958860">
            <text:p>131958860</text:p>
          </table:table-cell>
          <table:table-cell office:value-type="float" office:value="139958376">
            <text:p>139958376</text:p>
          </table:table-cell>
          <table:table-cell office:value-type="float" office:value="132758499">
            <text:p>132758499</text:p>
          </table:table-cell>
          <table:table-cell office:value-type="float" office:value="132849654">
            <text:p>132849654</text:p>
          </table:table-cell>
          <table:table-cell office:value-type="float" office:value="135992864">
            <text:p>135992864</text:p>
          </table:table-cell>
          <table:table-cell office:value-type="float" office:value="131920485">
            <text:p>131920485</text:p>
          </table:table-cell>
          <table:table-cell office:value-type="float" office:value="16300948">
            <text:p>16300948</text:p>
          </table:table-cell>
          <table:table-cell office:value-type="float" office:value="33102976">
            <text:p>33102976</text:p>
          </table:table-cell>
          <table:table-cell office:value-type="float" office:value="31433904">
            <text:p>31433904</text:p>
          </table:table-cell>
          <table:table-cell office:value-type="float" office:value="34110295">
            <text:p>34110295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91855132">
            <text:p>191855132</text:p>
          </table:table-cell>
          <table:table-cell office:value-type="float" office:value="199937586">
            <text:p>199937586</text:p>
          </table:table-cell>
          <table:table-cell office:value-type="float" office:value="194920576">
            <text:p>194920576</text:p>
          </table:table-cell>
          <table:table-cell office:value-type="float" office:value="1938596047">
            <text:p>1938596047</text:p>
          </table:table-cell>
          <table:table-cell office:value-type="float" office:value="19174877">
            <text:p>19174877</text:p>
          </table:table-cell>
          <table:table-cell office:value-type="float" office:value="194091657">
            <text:p>194091657</text:p>
          </table:table-cell>
          <table:table-cell office:value-type="float" office:value="191102957">
            <text:p>191102957</text:p>
          </table:table-cell>
          <table:table-cell office:value-type="float" office:value="24129305">
            <text:p>24129305</text:p>
          </table:table-cell>
          <table:table-cell office:value-type="float" office:value="28930475">
            <text:p>28930475</text:p>
          </table:table-cell>
          <table:table-cell office:value-type="float" office:value="27422305">
            <text:p>27422305</text:p>
          </table:table-cell>
          <table:table-cell office:value-type="float" office:value="26984657">
            <text:p>26984657</text:p>
          </table:table-cell>
          <table:table-cell/>
        </table:table-row>
      </table:table>
      <table:table table:name="Arkusz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15.11.2015</text:date>, <text:time>23:03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21:55:35.80</meta:creation-date>
    <dc:date>2015-11-15T23:03:03.55</dc:date>
    <meta:editing-duration>PT1H7M26S</meta:editing-duration>
    <meta:editing-cycles>3</meta:editing-cycles>
    <meta:generator>OpenOffice/4.1.1$Win32 OpenOffice.org_project/411m6$Build-9775</meta:generator>
    <meta:document-statistic meta:table-count="3" meta:cell-count="2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16cm" svg:height="13.793cm" xlink:href="." xlink:type="simple" chart:class="chart:scatter" chart:style-name="ch1">
        <chart:title svg:x="8.034cm" svg:y="0.411cm" chart:style-name="ch2">
          <text:p>[PAPI_L2_TCM] Level 2 cache misses</text:p>
        </chart:title>
        <chart:subtitle svg:x="21.246cm" svg:y="4.385cm" chart:style-name="ch3">
          <text:p> matrix size</text:p>
        </chart:subtitle>
        <chart:legend chart:legend-position="end" svg:x="21.716cm" svg:y="5.536cm" style:legend-expansion="high" chart:style-name="ch4"/>
        <chart:plot-area chart:style-name="ch5" chart:data-source-has-labels="both" svg:x="1.51cm" svg:y="2.698cm" svg:width="19.262cm" svg:height="9.812cm">
          <chartooo:coordinate-region svg:x="3.428cm" svg:y="2.91cm" svg:width="17.157cm" svg:height="8.927cm"/>
          <chart:axis chart:dimension="x" chart:name="primary-x" chart:style-name="ch6" chartooo:axis-type="auto">
            <chart:title svg:x="10.502cm" svg:y="12.786cm" chart:style-name="ch7">
              <text:p>mm{x}.c</text:p>
            </chart:title>
            <chart:categories table:cell-range-address="local-table.$B$1:.$L$1"/>
            <chart:grid chart:style-name="ch8" chart:class="major"/>
          </chart:axis>
          <chart:axis chart:dimension="y" chart:name="primary-y" chart:style-name="ch6">
            <chart:title svg:x="0.451cm" svg:y="8.045cm" chart:style-name="ch9">
              <text:p>value</text:p>
            </chart:title>
            <chart:grid chart:style-name="ch8" chart:class="major"/>
          </chart:axis>
          <chart:series chart:style-name="ch10" chart:values-cell-range-address="local-table.$B$2:.$L$2" chart:label-cell-address="local-table.$A$2" chart:class="chart:scatter">
            <chart:data-point chart:repeated="11"/>
          </chart:series>
          <chart:series chart:style-name="ch11" chart:values-cell-range-address="local-table.$B$3:.$L$3" chart:label-cell-address="local-table.$A$3" chart:class="chart:scatter">
            <chart:data-point chart:repeated="11"/>
          </chart:series>
          <chart:series chart:style-name="ch12" chart:values-cell-range-address="local-table.$B$4:.$L$4" chart:label-cell-address="local-table.$A$4" chart:class="chart:scatter">
            <chart:data-point chart:repeated="11"/>
          </chart:series>
          <chart:series chart:style-name="ch13" chart:values-cell-range-address="local-table.$B$5:.$L$5" chart:label-cell-address="local-table.$A$5" chart:class="chart:scatter">
            <chart:data-point chart:repeated="11"/>
          </chart:series>
          <chart:series chart:style-name="ch14" chart:values-cell-range-address="local-table.$B$6:.$L$6" chart:label-cell-address="local-table.$A$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1.c</text:p>
              </table:table-cell>
              <table:table-cell office:value-type="string">
                <text:p>mm2.c</text:p>
              </table:table-cell>
              <table:table-cell office:value-type="string">
                <text:p>mm3.c</text:p>
              </table:table-cell>
              <table:table-cell office:value-type="string">
                <text:p>mm4.c</text:p>
              </table:table-cell>
              <table:table-cell office:value-type="string">
                <text:p>mm5.c</text:p>
              </table:table-cell>
              <table:table-cell office:value-type="string">
                <text:p>mm5a.c</text:p>
              </table:table-cell>
              <table:table-cell office:value-type="string">
                <text:p>mm5b.c</text:p>
              </table:table-cell>
              <table:table-cell office:value-type="string">
                <text:p>mm6.c</text:p>
              </table:table-cell>
              <table:table-cell office:value-type="string">
                <text:p>mm7.c</text:p>
              </table:table-cell>
              <table:table-cell office:value-type="string">
                <text:p>mm8.c</text:p>
              </table:table-cell>
              <table:table-cell office:value-type="string">
                <text:p>mm9.c</text:p>
              </table:table-cell>
            </table:table-row>
          </table:table-header-rows>
          <table:table-rows>
            <table:table-row>
              <table:table-cell office:value-type="string">
                <text:p>320</text:p>
              </table:table-cell>
              <table:table-cell office:value-type="float" office:value="12252961">
                <text:p>12252961</text:p>
              </table:table-cell>
              <table:table-cell office:value-type="float" office:value="14125934">
                <text:p>14125934</text:p>
              </table:table-cell>
              <table:table-cell office:value-type="float" office:value="13582752">
                <text:p>13582752</text:p>
              </table:table-cell>
              <table:table-cell office:value-type="float" office:value="4423165">
                <text:p>4423165</text:p>
              </table:table-cell>
              <table:table-cell office:value-type="float" office:value="24158275">
                <text:p>24158275</text:p>
              </table:table-cell>
              <table:table-cell office:value-type="float" office:value="15995523">
                <text:p>15995523</text:p>
              </table:table-cell>
              <table:table-cell office:value-type="float" office:value="31957284">
                <text:p>31957284</text:p>
              </table:table-cell>
              <table:table-cell office:value-type="float" office:value="36195827">
                <text:p>36195827</text:p>
              </table:table-cell>
              <table:table-cell office:value-type="float" office:value="4111756">
                <text:p>4111756</text:p>
              </table:table-cell>
              <table:table-cell office:value-type="float" office:value="4195647">
                <text:p>4195647</text:p>
              </table:table-cell>
              <table:table-cell office:value-type="float" office:value="4111452">
                <text:p>41114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9746241">
                <text:p>109746241</text:p>
              </table:table-cell>
              <table:table-cell office:value-type="float" office:value="95982053">
                <text:p>95982053</text:p>
              </table:table-cell>
              <table:table-cell office:value-type="float" office:value="91105729">
                <text:p>91105729</text:p>
              </table:table-cell>
              <table:table-cell office:value-type="float" office:value="94098613">
                <text:p>94098613</text:p>
              </table:table-cell>
              <table:table-cell office:value-type="float" office:value="81958275">
                <text:p>81958275</text:p>
              </table:table-cell>
              <table:table-cell office:value-type="float" office:value="89130495">
                <text:p>89130495</text:p>
              </table:table-cell>
              <table:table-cell office:value-type="float" office:value="88102953">
                <text:p>88102953</text:p>
              </table:table-cell>
              <table:table-cell office:value-type="float" office:value="7129506">
                <text:p>7129506</text:p>
              </table:table-cell>
              <table:table-cell office:value-type="float" office:value="7129577">
                <text:p>7129577</text:p>
              </table:table-cell>
              <table:table-cell office:value-type="float" office:value="7119775">
                <text:p>7119775</text:p>
              </table:table-cell>
              <table:table-cell office:value-type="float" office:value="7212897">
                <text:p>72128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6957483">
                <text:p>66957483</text:p>
              </table:table-cell>
              <table:table-cell office:value-type="float" office:value="68628473">
                <text:p>68628473</text:p>
              </table:table-cell>
              <table:table-cell office:value-type="float" office:value="78195028">
                <text:p>78195028</text:p>
              </table:table-cell>
              <table:table-cell office:value-type="float" office:value="75124926">
                <text:p>75124926</text:p>
              </table:table-cell>
              <table:table-cell office:value-type="float" office:value="72309583">
                <text:p>72309583</text:p>
              </table:table-cell>
              <table:table-cell office:value-type="float" office:value="63195836">
                <text:p>63195836</text:p>
              </table:table-cell>
              <table:table-cell office:value-type="float" office:value="36195728">
                <text:p>36195728</text:p>
              </table:table-cell>
              <table:table-cell office:value-type="float" office:value="11185936">
                <text:p>11185936</text:p>
              </table:table-cell>
              <table:table-cell office:value-type="float" office:value="11229560">
                <text:p>11229560</text:p>
              </table:table-cell>
              <table:table-cell office:value-type="float" office:value="11542730">
                <text:p>11542730</text:p>
              </table:table-cell>
              <table:table-cell office:value-type="float" office:value="11105726">
                <text:p>111057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9884710">
                <text:p>259884710</text:p>
              </table:table-cell>
              <table:table-cell office:value-type="float" office:value="221859402">
                <text:p>221859402</text:p>
              </table:table-cell>
              <table:table-cell office:value-type="float" office:value="221966024">
                <text:p>221966024</text:p>
              </table:table-cell>
              <table:table-cell office:value-type="float" office:value="225718243">
                <text:p>225718243</text:p>
              </table:table-cell>
              <table:table-cell office:value-type="float" office:value="201928573">
                <text:p>201928573</text:p>
              </table:table-cell>
              <table:table-cell office:value-type="float" office:value="21983509">
                <text:p>21983509</text:p>
              </table:table-cell>
              <table:table-cell office:value-type="float" office:value="192957284">
                <text:p>192957284</text:p>
              </table:table-cell>
              <table:table-cell office:value-type="float" office:value="17238544">
                <text:p>17238544</text:p>
              </table:table-cell>
              <table:table-cell office:value-type="float" office:value="17238490">
                <text:p>17238490</text:p>
              </table:table-cell>
              <table:table-cell office:value-type="float" office:value="17103956">
                <text:p>17103956</text:p>
              </table:table-cell>
              <table:table-cell office:value-type="float" office:value="18198247">
                <text:p>181982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9805238">
                <text:p>259805238</text:p>
              </table:table-cell>
              <table:table-cell office:value-type="float" office:value="229962331">
                <text:p>229962331</text:p>
              </table:table-cell>
              <table:table-cell office:value-type="float" office:value="201102775">
                <text:p>201102775</text:p>
              </table:table-cell>
              <table:table-cell office:value-type="float" office:value="221104926">
                <text:p>221104926</text:p>
              </table:table-cell>
              <table:table-cell office:value-type="float" office:value="192109583">
                <text:p>192109583</text:p>
              </table:table-cell>
              <table:table-cell office:value-type="float" office:value="191144950">
                <text:p>191144950</text:p>
              </table:table-cell>
              <table:table-cell office:value-type="float" office:value="220195738">
                <text:p>220195738</text:p>
              </table:table-cell>
              <table:table-cell office:value-type="float" office:value="25295748">
                <text:p>25295748</text:p>
              </table:table-cell>
              <table:table-cell office:value-type="float" office:value="24235108">
                <text:p>24235108</text:p>
              </table:table-cell>
              <table:table-cell office:value-type="float" office:value="24123056">
                <text:p>24123056</text:p>
              </table:table-cell>
              <table:table-cell office:value-type="float" office:value="24229504">
                <text:p>24229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51cm" svg:height="13.562cm" xlink:href="." xlink:type="simple" chart:class="chart:scatter" chart:style-name="ch1">
        <chart:title svg:x="7.951cm" svg:y="0.407cm" chart:style-name="ch2">
          <text:p>[PAPI_L3_TCM] Level 3 cache misses</text:p>
        </chart:title>
        <chart:subtitle svg:x="21.149cm" svg:y="4.24cm" chart:style-name="ch3">
          <text:p>matrix size</text:p>
        </chart:subtitle>
        <chart:legend chart:legend-position="end" svg:x="21.551cm" svg:y="5.421cm" style:legend-expansion="high" chart:style-name="ch4"/>
        <chart:plot-area chart:style-name="ch5" chart:data-source-has-labels="both" svg:x="1.507cm" svg:y="2.682cm" svg:width="19.106cm" svg:height="9.601cm">
          <chartooo:coordinate-region svg:x="3.24cm" svg:y="2.895cm" svg:width="17.186cm" svg:height="8.715cm"/>
          <chart:axis chart:dimension="x" chart:name="primary-x" chart:style-name="ch6" chartooo:axis-type="auto">
            <chart:title svg:x="10.421cm" svg:y="12.555cm" chart:style-name="ch7">
              <text:p>mm{x}.c</text:p>
            </chart:title>
            <chart:categories table:cell-range-address="local-table.$B$1:.$L$1"/>
            <chart:grid chart:style-name="ch8" chart:class="major"/>
          </chart:axis>
          <chart:axis chart:dimension="y" chart:name="primary-y" chart:style-name="ch6">
            <chart:title svg:x="0.451cm" svg:y="7.923cm" chart:style-name="ch9">
              <text:p>value</text:p>
            </chart:title>
            <chart:grid chart:style-name="ch8" chart:class="major"/>
          </chart:axis>
          <chart:series chart:style-name="ch10" chart:values-cell-range-address="local-table.$B$2:.$L$2" chart:label-cell-address="local-table.$A$2" chart:class="chart:scatter">
            <chart:data-point chart:repeated="11"/>
          </chart:series>
          <chart:series chart:style-name="ch11" chart:values-cell-range-address="local-table.$B$3:.$L$3" chart:label-cell-address="local-table.$A$3" chart:class="chart:scatter">
            <chart:data-point chart:repeated="11"/>
          </chart:series>
          <chart:series chart:style-name="ch12" chart:values-cell-range-address="local-table.$B$4:.$L$4" chart:label-cell-address="local-table.$A$4" chart:class="chart:scatter">
            <chart:data-point chart:repeated="11"/>
          </chart:series>
          <chart:series chart:style-name="ch13" chart:values-cell-range-address="local-table.$B$5:.$L$5" chart:label-cell-address="local-table.$A$5" chart:class="chart:scatter">
            <chart:data-point chart:repeated="11"/>
          </chart:series>
          <chart:series chart:style-name="ch14" chart:values-cell-range-address="local-table.$B$6:.$L$6" chart:label-cell-address="local-table.$A$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1.c</text:p>
              </table:table-cell>
              <table:table-cell office:value-type="string">
                <text:p>mm2.c</text:p>
              </table:table-cell>
              <table:table-cell office:value-type="string">
                <text:p>mm3.c</text:p>
              </table:table-cell>
              <table:table-cell office:value-type="string">
                <text:p>mm4.c</text:p>
              </table:table-cell>
              <table:table-cell office:value-type="string">
                <text:p>mm5.c</text:p>
              </table:table-cell>
              <table:table-cell office:value-type="string">
                <text:p>mm5a.c</text:p>
              </table:table-cell>
              <table:table-cell office:value-type="string">
                <text:p>mm5b.c</text:p>
              </table:table-cell>
              <table:table-cell office:value-type="string">
                <text:p>mm6.c</text:p>
              </table:table-cell>
              <table:table-cell office:value-type="string">
                <text:p>mm7.c</text:p>
              </table:table-cell>
              <table:table-cell office:value-type="string">
                <text:p>mm8.c</text:p>
              </table:table-cell>
              <table:table-cell office:value-type="string">
                <text:p>mm9.c</text:p>
              </table:table-cell>
            </table:table-row>
          </table:table-header-rows>
          <table:table-rows>
            <table:table-row>
              <table:table-cell office:value-type="string">
                <text:p>320</text:p>
              </table:table-cell>
              <table:table-cell office:value-type="float" office:value="56243">
                <text:p>56243</text:p>
              </table:table-cell>
              <table:table-cell office:value-type="float" office:value="46284">
                <text:p>46284</text:p>
              </table:table-cell>
              <table:table-cell office:value-type="float" office:value="42859">
                <text:p>42859</text:p>
              </table:table-cell>
              <table:table-cell office:value-type="float" office:value="38745">
                <text:p>38745</text:p>
              </table:table-cell>
              <table:table-cell office:value-type="float" office:value="44658">
                <text:p>44658</text:p>
              </table:table-cell>
              <table:table-cell office:value-type="float" office:value="41289">
                <text:p>41289</text:p>
              </table:table-cell>
              <table:table-cell office:value-type="float" office:value="57640">
                <text:p>57640</text:p>
              </table:table-cell>
              <table:table-cell office:value-type="float" office:value="57115">
                <text:p>57115</text:p>
              </table:table-cell>
              <table:table-cell office:value-type="float" office:value="47625">
                <text:p>47625</text:p>
              </table:table-cell>
              <table:table-cell office:value-type="float" office:value="79859">
                <text:p>79859</text:p>
              </table:table-cell>
              <table:table-cell office:value-type="float" office:value="621029">
                <text:p>6210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947">
                <text:p>62947</text:p>
              </table:table-cell>
              <table:table-cell office:value-type="float" office:value="23859">
                <text:p>23859</text:p>
              </table:table-cell>
              <table:table-cell office:value-type="float" office:value="33940">
                <text:p>33940</text:p>
              </table:table-cell>
              <table:table-cell office:value-type="float" office:value="13758">
                <text:p>13758</text:p>
              </table:table-cell>
              <table:table-cell office:value-type="float" office:value="31998">
                <text:p>31998</text:p>
              </table:table-cell>
              <table:table-cell office:value-type="float" office:value="31657">
                <text:p>31657</text:p>
              </table:table-cell>
              <table:table-cell office:value-type="float" office:value="252835">
                <text:p>252835</text:p>
              </table:table-cell>
              <table:table-cell office:value-type="float" office:value="132877">
                <text:p>132877</text:p>
              </table:table-cell>
              <table:table-cell office:value-type="float" office:value="111109">
                <text:p>111109</text:p>
              </table:table-cell>
              <table:table-cell office:value-type="float" office:value="24029">
                <text:p>24029</text:p>
              </table:table-cell>
              <table:table-cell office:value-type="float" office:value="618593">
                <text:p>6185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2957">
                <text:p>152957</text:p>
              </table:table-cell>
              <table:table-cell office:value-type="float" office:value="199487">
                <text:p>199487</text:p>
              </table:table-cell>
              <table:table-cell office:value-type="float" office:value="83859">
                <text:p>83859</text:p>
              </table:table-cell>
              <table:table-cell office:value-type="float" office:value="81859">
                <text:p>81859</text:p>
              </table:table-cell>
              <table:table-cell office:value-type="float" office:value="31926">
                <text:p>31926</text:p>
              </table:table-cell>
              <table:table-cell office:value-type="float" office:value="662543">
                <text:p>662543</text:p>
              </table:table-cell>
              <table:table-cell office:value-type="float" office:value="2010927">
                <text:p>2010927</text:p>
              </table:table-cell>
              <table:table-cell office:value-type="float" office:value="1643389">
                <text:p>1643389</text:p>
              </table:table-cell>
              <table:table-cell office:value-type="float" office:value="313402">
                <text:p>313402</text:p>
              </table:table-cell>
              <table:table-cell office:value-type="float" office:value="151829">
                <text:p>151829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927564">
                <text:p>21927564</text:p>
              </table:table-cell>
              <table:table-cell office:value-type="float" office:value="4613859">
                <text:p>4613859</text:p>
              </table:table-cell>
              <table:table-cell office:value-type="float" office:value="13185924">
                <text:p>13185924</text:p>
              </table:table-cell>
              <table:table-cell office:value-type="float" office:value="22193856">
                <text:p>22193856</text:p>
              </table:table-cell>
              <table:table-cell office:value-type="float" office:value="8435900">
                <text:p>8435900</text:p>
              </table:table-cell>
              <table:table-cell office:value-type="float" office:value="15286059">
                <text:p>15286059</text:p>
              </table:table-cell>
              <table:table-cell office:value-type="float" office:value="57175824">
                <text:p>57175824</text:p>
              </table:table-cell>
              <table:table-cell office:value-type="float" office:value="6957483">
                <text:p>6957483</text:p>
              </table:table-cell>
              <table:table-cell office:value-type="float" office:value="1717590">
                <text:p>1717590</text:p>
              </table:table-cell>
              <table:table-cell office:value-type="float" office:value="1375849">
                <text:p>1375849</text:p>
              </table:table-cell>
              <table:table-cell office:value-type="float" office:value="1065820">
                <text:p>106582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27465">
                <text:p>6927465</text:p>
              </table:table-cell>
              <table:table-cell office:value-type="float" office:value="16398574">
                <text:p>16398574</text:p>
              </table:table-cell>
              <table:table-cell office:value-type="float" office:value="16235687">
                <text:p>16235687</text:p>
              </table:table-cell>
              <table:table-cell office:value-type="float" office:value="8010975">
                <text:p>8010975</text:p>
              </table:table-cell>
              <table:table-cell office:value-type="float" office:value="5781145">
                <text:p>5781145</text:p>
              </table:table-cell>
              <table:table-cell office:value-type="float" office:value="6411524">
                <text:p>6411524</text:p>
              </table:table-cell>
              <table:table-cell office:value-type="float" office:value="11190688">
                <text:p>11190688</text:p>
              </table:table-cell>
              <table:table-cell office:value-type="float" office:value="12938312">
                <text:p>12938312</text:p>
              </table:table-cell>
              <table:table-cell office:value-type="float" office:value="4711492">
                <text:p>4711492</text:p>
              </table:table-cell>
              <table:table-cell office:value-type="float" office:value="5388502">
                <text:p>5388502</text:p>
              </table:table-cell>
              <table:table-cell office:value-type="float" office:value="2415295">
                <text:p>2415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16cm" svg:height="13.828cm" xlink:href="." xlink:type="simple" chart:class="chart:scatter" chart:style-name="ch1">
        <chart:title svg:x="7.518cm" svg:y="0.412cm" chart:style-name="ch2">
          <text:p>[PAPI_L1_DCM] Level 1 data cache misses</text:p>
        </chart:title>
        <chart:subtitle svg:x="21.315cm" svg:y="4.725cm" chart:style-name="ch3">
          <text:p>matrix size</text:p>
        </chart:subtitle>
        <chart:legend chart:legend-position="end" svg:x="21.716cm" svg:y="5.554cm" style:legend-expansion="high" chart:style-name="ch4"/>
        <chart:plot-area chart:style-name="ch5" chart:data-source-has-labels="both" svg:x="1.51cm" svg:y="2.702cm" svg:width="19.262cm" svg:height="9.842cm">
          <chartooo:coordinate-region svg:x="3.428cm" svg:y="2.914cm" svg:width="17.157cm" svg:height="8.957cm"/>
          <chart:axis chart:dimension="x" chart:name="primary-x" chart:style-name="ch6" chartooo:axis-type="auto">
            <chart:title svg:x="10.502cm" svg:y="12.821cm" chart:style-name="ch7">
              <text:p>mm{x}.c</text:p>
            </chart:title>
            <chart:categories table:cell-range-address="local-table.$B$1:.$L$1"/>
          </chart:axis>
          <chart:axis chart:dimension="y" chart:name="primary-y" chart:style-name="ch6">
            <chart:title svg:x="0.451cm" svg:y="8.064cm" chart:style-name="ch8">
              <text:p>value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scatter">
            <chart:data-point chart:repeated="11"/>
          </chart:series>
          <chart:series chart:style-name="ch11" chart:values-cell-range-address="local-table.$B$3:.$L$3" chart:label-cell-address="local-table.$A$3" chart:class="chart:scatter">
            <chart:data-point chart:repeated="11"/>
          </chart:series>
          <chart:series chart:style-name="ch12" chart:values-cell-range-address="local-table.$B$4:.$L$4" chart:label-cell-address="local-table.$A$4" chart:class="chart:scatter">
            <chart:data-point chart:repeated="11"/>
          </chart:series>
          <chart:series chart:style-name="ch13" chart:values-cell-range-address="local-table.$B$5:.$L$5" chart:label-cell-address="local-table.$A$5" chart:class="chart:scatter">
            <chart:data-point chart:repeated="11"/>
          </chart:series>
          <chart:series chart:style-name="ch14" chart:values-cell-range-address="local-table.$B$6:.$L$6" chart:label-cell-address="local-table.$A$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1.c</text:p>
              </table:table-cell>
              <table:table-cell office:value-type="string">
                <text:p>mm2.c</text:p>
              </table:table-cell>
              <table:table-cell office:value-type="string">
                <text:p>mm3.c</text:p>
              </table:table-cell>
              <table:table-cell office:value-type="string">
                <text:p>mm4.c</text:p>
              </table:table-cell>
              <table:table-cell office:value-type="string">
                <text:p>mm5.c</text:p>
              </table:table-cell>
              <table:table-cell office:value-type="string">
                <text:p>mm5a.c</text:p>
              </table:table-cell>
              <table:table-cell office:value-type="string">
                <text:p>mm5b.c</text:p>
              </table:table-cell>
              <table:table-cell office:value-type="string">
                <text:p>mm6.c</text:p>
              </table:table-cell>
              <table:table-cell office:value-type="string">
                <text:p>mm7.c</text:p>
              </table:table-cell>
              <table:table-cell office:value-type="string">
                <text:p>mm8.c</text:p>
              </table:table-cell>
              <table:table-cell office:value-type="string">
                <text:p>mm9.c</text:p>
              </table:table-cell>
            </table:table-row>
          </table:table-header-rows>
          <table:table-rows>
            <table:table-row>
              <table:table-cell office:value-type="string">
                <text:p>320</text:p>
              </table:table-cell>
              <table:table-cell office:value-type="float" office:value="33175829">
                <text:p>33175829</text:p>
              </table:table-cell>
              <table:table-cell office:value-type="float" office:value="33885960">
                <text:p>33885960</text:p>
              </table:table-cell>
              <table:table-cell office:value-type="float" office:value="33184523">
                <text:p>33184523</text:p>
              </table:table-cell>
              <table:table-cell office:value-type="float" office:value="33246502">
                <text:p>33246502</text:p>
              </table:table-cell>
              <table:table-cell office:value-type="float" office:value="33285963">
                <text:p>33285963</text:p>
              </table:table-cell>
              <table:table-cell office:value-type="float" office:value="33293065">
                <text:p>33293065</text:p>
              </table:table-cell>
              <table:table-cell office:value-type="float" office:value="33274856">
                <text:p>33274856</text:p>
              </table:table-cell>
              <table:table-cell office:value-type="float" office:value="41118295">
                <text:p>41118295</text:p>
              </table:table-cell>
              <table:table-cell office:value-type="float" office:value="4203956">
                <text:p>4203956</text:p>
              </table:table-cell>
              <table:table-cell office:value-type="float" office:value="4111029">
                <text:p>4111029</text:p>
              </table:table-cell>
              <table:table-cell office:value-type="float" office:value="4511254">
                <text:p>45112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182956">
                <text:p>57182956</text:p>
              </table:table-cell>
              <table:table-cell office:value-type="float" office:value="57175564">
                <text:p>57175564</text:p>
              </table:table-cell>
              <table:table-cell office:value-type="float" office:value="57110957">
                <text:p>57110957</text:p>
              </table:table-cell>
              <table:table-cell office:value-type="float" office:value="57172443">
                <text:p>57172443</text:p>
              </table:table-cell>
              <table:table-cell office:value-type="float" office:value="57283950">
                <text:p>57283950</text:p>
              </table:table-cell>
              <table:table-cell office:value-type="float" office:value="57182958">
                <text:p>57182958</text:p>
              </table:table-cell>
              <table:table-cell office:value-type="float" office:value="57110295">
                <text:p>57110295</text:p>
              </table:table-cell>
              <table:table-cell office:value-type="float" office:value="7058273">
                <text:p>7058273</text:p>
              </table:table-cell>
              <table:table-cell office:value-type="float" office:value="7111920">
                <text:p>7111920</text:p>
              </table:table-cell>
              <table:table-cell office:value-type="float" office:value="7322839">
                <text:p>7322839</text:p>
              </table:table-cell>
              <table:table-cell office:value-type="float" office:value="7922395">
                <text:p>79223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1114104">
                <text:p>91114104</text:p>
              </table:table-cell>
              <table:table-cell office:value-type="float" office:value="91095768">
                <text:p>91095768</text:p>
              </table:table-cell>
              <table:table-cell office:value-type="float" office:value="91127544">
                <text:p>91127544</text:p>
              </table:table-cell>
              <table:table-cell office:value-type="float" office:value="91296057">
                <text:p>91296057</text:p>
              </table:table-cell>
              <table:table-cell office:value-type="float" office:value="91759195">
                <text:p>91759195</text:p>
              </table:table-cell>
              <table:table-cell office:value-type="float" office:value="91182746">
                <text:p>91182746</text:p>
              </table:table-cell>
              <table:table-cell office:value-type="float" office:value="91284095">
                <text:p>91284095</text:p>
              </table:table-cell>
              <table:table-cell office:value-type="float" office:value="11119284">
                <text:p>11119284</text:p>
              </table:table-cell>
              <table:table-cell office:value-type="float" office:value="11112956">
                <text:p>11112956</text:p>
              </table:table-cell>
              <table:table-cell office:value-type="float" office:value="12039775">
                <text:p>12039775</text:p>
              </table:table-cell>
              <table:table-cell office:value-type="float" office:value="12336059">
                <text:p>123360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0899576">
                <text:p>130899576</text:p>
              </table:table-cell>
              <table:table-cell office:value-type="float" office:value="131958860">
                <text:p>131958860</text:p>
              </table:table-cell>
              <table:table-cell office:value-type="float" office:value="139958376">
                <text:p>139958376</text:p>
              </table:table-cell>
              <table:table-cell office:value-type="float" office:value="132758499">
                <text:p>132758499</text:p>
              </table:table-cell>
              <table:table-cell office:value-type="float" office:value="135374913">
                <text:p>135374913</text:p>
              </table:table-cell>
              <table:table-cell office:value-type="float" office:value="135992864">
                <text:p>135992864</text:p>
              </table:table-cell>
              <table:table-cell office:value-type="float" office:value="131920485">
                <text:p>131920485</text:p>
              </table:table-cell>
              <table:table-cell office:value-type="float" office:value="16300948">
                <text:p>16300948</text:p>
              </table:table-cell>
              <table:table-cell office:value-type="float" office:value="33102976">
                <text:p>33102976</text:p>
              </table:table-cell>
              <table:table-cell office:value-type="float" office:value="31433904">
                <text:p>31433904</text:p>
              </table:table-cell>
              <table:table-cell office:value-type="float" office:value="34110295">
                <text:p>341102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1855132">
                <text:p>191855132</text:p>
              </table:table-cell>
              <table:table-cell office:value-type="float" office:value="199937586">
                <text:p>199937586</text:p>
              </table:table-cell>
              <table:table-cell office:value-type="float" office:value="194920576">
                <text:p>194920576</text:p>
              </table:table-cell>
              <table:table-cell office:value-type="float" office:value="193859604">
                <text:p>193859604</text:p>
              </table:table-cell>
              <table:table-cell office:value-type="float" office:value="194934234">
                <text:p>194934234</text:p>
              </table:table-cell>
              <table:table-cell office:value-type="float" office:value="194091657">
                <text:p>194091657</text:p>
              </table:table-cell>
              <table:table-cell office:value-type="float" office:value="191102957">
                <text:p>191102957</text:p>
              </table:table-cell>
              <table:table-cell office:value-type="float" office:value="24129305">
                <text:p>24129305</text:p>
              </table:table-cell>
              <table:table-cell office:value-type="float" office:value="28930475">
                <text:p>28930475</text:p>
              </table:table-cell>
              <table:table-cell office:value-type="float" office:value="27422305">
                <text:p>27422305</text:p>
              </table:table-cell>
              <table:table-cell office:value-type="float" office:value="26984657">
                <text:p>269846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341cm" svg:height="13.775cm" xlink:href="." xlink:type="simple" chart:class="chart:scatter" chart:style-name="ch1">
        <chart:title svg:x="6.864cm" svg:y="0.411cm" chart:style-name="ch2">
          <text:p>[PAPI_STL_ICY] Cycles with no instruction issue</text:p>
        </chart:title>
        <chart:subtitle svg:x="21.039cm" svg:y="4.643cm" chart:style-name="ch3">
          <text:p>matrix size</text:p>
        </chart:subtitle>
        <chart:legend chart:legend-position="end" svg:x="21.441cm" svg:y="5.527cm" style:legend-expansion="high" chart:style-name="ch4"/>
        <chart:plot-area chart:style-name="ch5" chart:data-source-has-labels="both" svg:x="1.504cm" svg:y="2.698cm" svg:width="19.005cm" svg:height="9.794cm">
          <chartooo:coordinate-region svg:x="3.237cm" svg:y="2.91cm" svg:width="17.085cm" svg:height="8.909cm"/>
          <chart:axis chart:dimension="x" chart:name="primary-x" chart:style-name="ch6" chartooo:axis-type="auto">
            <chart:title svg:x="10.367cm" svg:y="12.768cm" chart:style-name="ch7">
              <text:p>mm{x}.c</text:p>
            </chart:title>
            <chart:categories table:cell-range-address="local-table.$B$1:.$L$1"/>
          </chart:axis>
          <chart:axis chart:dimension="y" chart:name="primary-y" chart:style-name="ch6">
            <chart:title svg:x="0.451cm" svg:y="8.036cm" chart:style-name="ch8">
              <text:p>value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scatter">
            <chart:data-point chart:repeated="11"/>
          </chart:series>
          <chart:series chart:style-name="ch11" chart:values-cell-range-address="local-table.$B$3:.$L$3" chart:label-cell-address="local-table.$A$3" chart:class="chart:scatter">
            <chart:data-point chart:repeated="11"/>
          </chart:series>
          <chart:series chart:style-name="ch12" chart:values-cell-range-address="local-table.$B$4:.$L$4" chart:label-cell-address="local-table.$A$4" chart:class="chart:scatter">
            <chart:data-point chart:repeated="11"/>
          </chart:series>
          <chart:series chart:style-name="ch13" chart:values-cell-range-address="local-table.$B$5:.$L$5" chart:label-cell-address="local-table.$A$5" chart:class="chart:scatter">
            <chart:data-point chart:repeated="11"/>
          </chart:series>
          <chart:series chart:style-name="ch14" chart:values-cell-range-address="local-table.$B$6:.$L$6" chart:label-cell-address="local-table.$A$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1.c</text:p>
              </table:table-cell>
              <table:table-cell office:value-type="string">
                <text:p>mm2.c</text:p>
              </table:table-cell>
              <table:table-cell office:value-type="string">
                <text:p>mm3.c</text:p>
              </table:table-cell>
              <table:table-cell office:value-type="string">
                <text:p>mm4.c</text:p>
              </table:table-cell>
              <table:table-cell office:value-type="string">
                <text:p>mm5.c</text:p>
              </table:table-cell>
              <table:table-cell office:value-type="string">
                <text:p>mm5a.c</text:p>
              </table:table-cell>
              <table:table-cell office:value-type="string">
                <text:p>mm5b.c</text:p>
              </table:table-cell>
              <table:table-cell office:value-type="string">
                <text:p>mm6.c</text:p>
              </table:table-cell>
              <table:table-cell office:value-type="string">
                <text:p>mm7.c</text:p>
              </table:table-cell>
              <table:table-cell office:value-type="string">
                <text:p>mm8.c</text:p>
              </table:table-cell>
              <table:table-cell office:value-type="string">
                <text:p>mm9.c</text:p>
              </table:table-cell>
            </table:table-row>
          </table:table-header-rows>
          <table:table-rows>
            <table:table-row>
              <table:table-cell office:value-type="string">
                <text:p>320</text:p>
              </table:table-cell>
              <table:table-cell office:value-type="float" office:value="574210">
                <text:p>574210</text:p>
              </table:table-cell>
              <table:table-cell office:value-type="float" office:value="571441">
                <text:p>571441</text:p>
              </table:table-cell>
              <table:table-cell office:value-type="float" office:value="582344">
                <text:p>582344</text:p>
              </table:table-cell>
              <table:table-cell office:value-type="float" office:value="570533">
                <text:p>570533</text:p>
              </table:table-cell>
              <table:table-cell office:value-type="float" office:value="235194">
                <text:p>235194</text:p>
              </table:table-cell>
              <table:table-cell office:value-type="float" office:value="181234">
                <text:p>181234</text:p>
              </table:table-cell>
              <table:table-cell office:value-type="float" office:value="141195">
                <text:p>141195</text:p>
              </table:table-cell>
              <table:table-cell office:value-type="float" office:value="312245">
                <text:p>312245</text:p>
              </table:table-cell>
              <table:table-cell office:value-type="float" office:value="994222">
                <text:p>994222</text:p>
              </table:table-cell>
              <table:table-cell office:value-type="float" office:value="541956">
                <text:p>541956</text:p>
              </table:table-cell>
              <table:table-cell office:value-type="float" office:value="835781">
                <text:p>8357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20136">
                <text:p>720136</text:p>
              </table:table-cell>
              <table:table-cell office:value-type="float" office:value="676123">
                <text:p>676123</text:p>
              </table:table-cell>
              <table:table-cell office:value-type="float" office:value="709557">
                <text:p>709557</text:p>
              </table:table-cell>
              <table:table-cell office:value-type="float" office:value="625824">
                <text:p>625824</text:p>
              </table:table-cell>
              <table:table-cell office:value-type="float" office:value="1114285">
                <text:p>1114285</text:p>
              </table:table-cell>
              <table:table-cell office:value-type="float" office:value="815234">
                <text:p>815234</text:p>
              </table:table-cell>
              <table:table-cell office:value-type="float" office:value="1819988">
                <text:p>1819988</text:p>
              </table:table-cell>
              <table:table-cell office:value-type="float" office:value="885442">
                <text:p>885442</text:p>
              </table:table-cell>
              <table:table-cell office:value-type="float" office:value="2413430">
                <text:p>2413430</text:p>
              </table:table-cell>
              <table:table-cell office:value-type="float" office:value="305704">
                <text:p>305704</text:p>
              </table:table-cell>
              <table:table-cell office:value-type="float" office:value="754279">
                <text:p>7542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87695">
                <text:p>1087695</text:p>
              </table:table-cell>
              <table:table-cell office:value-type="float" office:value="1460174">
                <text:p>1460174</text:p>
              </table:table-cell>
              <table:table-cell office:value-type="float" office:value="1041105">
                <text:p>1041105</text:p>
              </table:table-cell>
              <table:table-cell office:value-type="float" office:value="1003133">
                <text:p>1003133</text:p>
              </table:table-cell>
              <table:table-cell office:value-type="float" office:value="1098344">
                <text:p>1098344</text:p>
              </table:table-cell>
              <table:table-cell office:value-type="float" office:value="1564567">
                <text:p>1564567</text:p>
              </table:table-cell>
              <table:table-cell office:value-type="float" office:value="2036835">
                <text:p>2036835</text:p>
              </table:table-cell>
              <table:table-cell office:value-type="float" office:value="142759">
                <text:p>142759</text:p>
              </table:table-cell>
              <table:table-cell office:value-type="float" office:value="3124546">
                <text:p>3124546</text:p>
              </table:table-cell>
              <table:table-cell office:value-type="float" office:value="452974">
                <text:p>452974</text:p>
              </table:table-cell>
              <table:table-cell office:value-type="float" office:value="752983">
                <text:p>7529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198523">
                <text:p>10198523</text:p>
              </table:table-cell>
              <table:table-cell office:value-type="float" office:value="3819984">
                <text:p>3819984</text:p>
              </table:table-cell>
              <table:table-cell office:value-type="float" office:value="9214520">
                <text:p>9214520</text:p>
              </table:table-cell>
              <table:table-cell office:value-type="float" office:value="10098453">
                <text:p>10098453</text:p>
              </table:table-cell>
              <table:table-cell office:value-type="float" office:value="2411039">
                <text:p>2411039</text:p>
              </table:table-cell>
              <table:table-cell office:value-type="float" office:value="12761935">
                <text:p>12761935</text:p>
              </table:table-cell>
              <table:table-cell office:value-type="float" office:value="5592037">
                <text:p>5592037</text:p>
              </table:table-cell>
              <table:table-cell office:value-type="float" office:value="3411043">
                <text:p>3411043</text:p>
              </table:table-cell>
              <table:table-cell office:value-type="float" office:value="6911964">
                <text:p>6911964</text:p>
              </table:table-cell>
              <table:table-cell office:value-type="float" office:value="16026403">
                <text:p>16026403</text:p>
              </table:table-cell>
              <table:table-cell office:value-type="float" office:value="1624396">
                <text:p>16243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991231">
                <text:p>4991231</text:p>
              </table:table-cell>
              <table:table-cell office:value-type="float" office:value="4877524">
                <text:p>4877524</text:p>
              </table:table-cell>
              <table:table-cell office:value-type="float" office:value="6068923">
                <text:p>6068923</text:p>
              </table:table-cell>
              <table:table-cell office:value-type="float" office:value="6698234">
                <text:p>6698234</text:p>
              </table:table-cell>
              <table:table-cell office:value-type="float" office:value="4700832">
                <text:p>4700832</text:p>
              </table:table-cell>
              <table:table-cell office:value-type="float" office:value="6861972">
                <text:p>6861972</text:p>
              </table:table-cell>
              <table:table-cell office:value-type="float" office:value="6619285">
                <text:p>6619285</text:p>
              </table:table-cell>
              <table:table-cell office:value-type="float" office:value="6392754">
                <text:p>6392754</text:p>
              </table:table-cell>
              <table:table-cell office:value-type="float" office:value="12927543">
                <text:p>12927543</text:p>
              </table:table-cell>
              <table:table-cell office:value-type="float" office:value="8986203">
                <text:p>8986203</text:p>
              </table:table-cell>
              <table:table-cell office:value-type="float" office:value="2412980">
                <text:p>24129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